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41.23mm"/>
    </style:style>
    <style:style style:name="co26" style:family="table-column">
      <style:table-column-properties fo:break-before="auto" style:column-width="26.5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12.17mm" fo:break-before="auto" style:use-optimal-row-height="true"/>
    </style:style>
    <style:style style:name="ro11" style:family="table-row">
      <style:table-row-properties style:row-height="5.56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9mm" fo:break-before="auto" style:use-optimal-row-height="false"/>
    </style:style>
    <style:style style:name="ro14" style:family="table-row">
      <style:table-row-properties style:row-height="12.1mm" fo:break-before="auto" style:use-optimal-row-height="true"/>
    </style:style>
    <style:style style:name="ro15" style:family="table-row">
      <style:table-row-properties style:row-height="15.79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17" style:family="table-row">
      <style:table-row-properties style:row-height="12.44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93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46"/>
        <table:table-column table:style-name="co3" table:default-cell-style-name="ce46"/>
        <table:table-column table:style-name="co4" table:number-columns-repeated="2" table:default-cell-style-name="ce109"/>
        <table:table-column table:style-name="co4" table:default-cell-style-name="ce120"/>
        <table:table-column table:style-name="co4" table:default-cell-style-name="ce109"/>
        <table:table-column table:style-name="co5" table:default-cell-style-name="ce109"/>
        <table:table-column table:style-name="co4" table:default-cell-style-name="ce109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2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1016"/>
        </table:table-row>
        <table:table-row table:style-name="ro1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2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4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4]/[.G55]*[.G56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/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3:.B63])" office:value-type="float" office:value="0" calcext:value-type="float">
            <text:p>0</text:p>
          </table:table-cell>
          <table:table-cell table:style-name="ce95" table:formula="of:=SUM([.G63:.G63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4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4]/[.G65]*[.G66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7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3:.B73])" office:value-type="float" office:value="1" calcext:value-type="float">
            <text:p>1</text:p>
          </table:table-cell>
          <table:table-cell table:style-name="ce95" table:formula="of:=SUM([.G73:.G73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3.33333333333333" calcext:value-type="float">
            <text:p>3,33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4:.B84])" office:value-type="float" office:value="1" calcext:value-type="float">
            <text:p>1</text:p>
          </table:table-cell>
          <table:table-cell table:style-name="ce95" table:formula="of:=SUM([.G84:.G84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2.66666666666667" calcext:value-type="float">
            <text:p>2,667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table:number-columns-spanned="7" table:number-rows-spanned="3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 table:formula="of:=IF([.G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4:.B94])" office:value-type="float" office:value="0" calcext:value-type="float">
            <text:p>0</text:p>
          </table:table-cell>
          <table:table-cell table:style-name="ce95" table:formula="of:=SUM([.G94:.G9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5]/[.G96]*[.G9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4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45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8" table:number-columns-spanned="2" table:number-rows-spanned="1"/>
          <table:covered-table-cell table:style-name="ce38"/>
          <table:table-cell table:style-name="ce108" table:number-columns-repeated="5"/>
          <table:table-cell table:style-name="ce148" table:formula="of:=IF([.G10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30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8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5]/[.G106]*[.G10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8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72"/>
          <table:covered-table-cell table:style-name="ce133"/>
          <table:table-cell table:style-name="ce127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20"/>
        <table:table-column table:style-name="co12" table:default-cell-style-name="ce60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6" table:number-columns-repeated="1008" table:default-cell-style-name="Default"/>
        <table:table-row table:style-name="ro18">
          <table:table-cell table:style-name="ce119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118518518518519" calcext:value-type="percentage">
            <text:p>11,85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53" table:formula="of:=[.B6]*[.$C$12]/[.$B$12]" office:value-type="percentage" office:value="0.1" calcext:value-type="percentage">
            <text:p>10,00 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53" table:formula="of:=[.B9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9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DIV/0!</text:p>
          </table:table-cell>
          <table:table-cell table:style-name="ce64" table:formula="of:=SUM([.H2:.H11])" office:value-type="percentage" office:value="0.646296296296296" calcext:value-type="percentage">
            <text:p>64,6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1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9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>
            <draw:frame table:end-cell-address="Resumen.H34" table:end-x="8.7mm" table:end-y="1.61mm" draw:z-index="0" draw:name="3 Gráfico" draw:style-name="gr3" draw:text-style-name="P3" svg:width="149.82mm" svg:height="88.28mm" svg:x="9.81mm" svg:y="3.57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9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11">
          <table:table-cell table:number-columns-repeated="1024"/>
        </table:table-row>
        <table:table-row table:style-name="ro19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9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09"/>
        <table:table-column table:style-name="co25" table:default-cell-style-name="ce109"/>
        <table:table-column table:style-name="co8" table:default-cell-style-name="ce71"/>
        <table:table-column table:style-name="co26" table:default-cell-style-name="ce75"/>
        <table:table-column table:style-name="co9" table:default-cell-style-name="ce79"/>
        <table:table-column table:style-name="co6" table:number-columns-repeated="1018" table:default-cell-style-name="Default"/>
        <table:table-row table:style-name="ro8">
          <table:table-cell table:style-name="ce187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7" office:value-type="string" calcext:value-type="string">
            <text:p>Impacto</text:p>
          </table:table-cell>
          <table:table-cell table:style-name="ce193" office:value-type="string" calcext:value-type="string">
            <text:p>Probabilidad</text:p>
          </table:table-cell>
          <table:table-cell table:style-name="ce200" office:value-type="string" calcext:value-type="string">
            <text:p>Factor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5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41" table:formula="of:=[$'Identificación y Evaluación'.$G$44]" office:value-type="float" office:value="4" calcext:value-type="float">
            <text:p>4</text:p>
          </table:table-cell>
          <table:table-cell table:style-name="ce184" office:value-type="percentage" office:value="0.8" calcext:value-type="percentage">
            <text:p>80 %</text:p>
          </table:table-cell>
          <table:table-cell table:style-name="ce190" table:formula="of:=[.D2]*[.E2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6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3]*[.E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47" office:value-type="string" calcext:value-type="string">
            <text:p>R07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8]=&quot;SI&quot;;[$'Identificación y Evaluación'.A38];&quot;&quot;)" office:value-type="string" office:string-value="No se conoce el/los lenguaje(s) de programación a utilizar ni como trabajan" calcext:value-type="string">
            <text:p>No se conoce el/los lenguaje(s) de programación a utilizar ni como trabajan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4]*[.E4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147" office:value-type="string" calcext:value-type="string">
            <text:p>R08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5]*[.E5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20">
          <table:table-cell table:style-name="ce147" office:value-type="string" calcext:value-type="string">
            <text:p>R09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6]*[.E6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0</text:p>
          </table:table-cell>
          <table:table-cell table:style-name="ce18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80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80" table:formula="of:=[$'Identificación y Evaluación'.$G$44]" office:value-type="float" office:value="4" calcext:value-type="float">
            <text:p>4</text:p>
          </table:table-cell>
          <table:table-cell table:style-name="ce185" office:value-type="percentage" office:value="0.8" calcext:value-type="percentage">
            <text:p>80 %</text:p>
          </table:table-cell>
          <table:table-cell table:style-name="ce190" table:formula="of:=[.D7]*[.E7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4</text:p>
          </table:table-cell>
          <table:table-cell table:style-name="ce180" table:formula="of:=[$'Identificación y Evaluación'.$A$24]" office:value-type="string" office:string-value="Cronograma" calcext:value-type="string">
            <text:p>Cronograma</text:p>
          </table:table-cell>
          <table:table-cell table:style-name="ce180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41" table:formula="of:=[$'Identificación y Evaluación'.$G$29]" office:value-type="float" office:value="4" calcext:value-type="float">
            <text:p>4</text:p>
          </table:table-cell>
          <table:table-cell table:style-name="ce184" office:value-type="percentage" office:value="0.7" calcext:value-type="percentage">
            <text:p>70 %</text:p>
          </table:table-cell>
          <table:table-cell table:style-name="ce190" table:formula="of:=[.D8]*[.E8]*100" office:value-type="float" office:value="280" calcext:value-type="float">
            <text:p>28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2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80" table:formula="of:=[$'Identificación y Evaluación'.$G$18]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190" table:formula="of:=[.D9]*[.E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3</text:p>
          </table:table-cell>
          <table:table-cell table:style-name="ce18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80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41" table:formula="of:=[$'Identificación y Evaluación'.$G$18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0]*[.E1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</text:p>
          </table:table-cell>
          <table:table-cell table:style-name="ce18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80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41" table:formula="of:=[$'Identificación y Evaluación'.$G$6]" office:value-type="float" office:value="5" calcext:value-type="float">
            <text:p>5</text:p>
          </table:table-cell>
          <table:table-cell table:style-name="ce184" office:value-type="percentage" office:value="0.5" calcext:value-type="percentage">
            <text:p>50 %</text:p>
          </table:table-cell>
          <table:table-cell table:style-name="ce190" table:formula="of:=[.D11]*[.E11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1</text:p>
          </table:table-cell>
          <table:table-cell table:style-name="ce180" table:formula="of:=[$'Identificación y Evaluación'.$A$72]" office:value-type="string" office:string-value="Tecnología" calcext:value-type="string">
            <text:p>Tecnología</text:p>
          </table:table-cell>
          <table:table-cell table:style-name="ce180" table:formula="of:=IF([$'Identificación y Evaluación'.H73]=&quot;SI&quot;;[$'Identificación y Evaluación'.A73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41" table:formula="of:=[$'Identificación y Evaluación'.$G$77]" office:value-type="float" office:value="5" calcext:value-type="float">
            <text:p>5</text:p>
          </table:table-cell>
          <table:table-cell table:style-name="ce184" office:value-type="percentage" office:value="0.4" calcext:value-type="percentage">
            <text:p>40 %</text:p>
          </table:table-cell>
          <table:table-cell table:style-name="ce190" table:formula="of:=[.D12]*[.E12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 table:visibility="filter">
          <table:table-cell table:style-name="ce108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2]=&quot;SI&quot;;[$'Identificación y Evaluación'.A62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2]=&quot;SI&quot;;[$'Identificación y Evaluación'.A7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3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47" office:value-type="string" calcext:value-type="string">
            <text:p>R012</text:p>
          </table:table-cell>
          <table:table-cell table:style-name="ce180" table:formula="of:=[$'Identificación y Evaluación'.$A$83]" office:value-type="string" office:string-value="Complejidad" calcext:value-type="string">
            <text:p>Complejidad</text:p>
          </table:table-cell>
          <table:table-cell table:style-name="ce180" table:formula="of:=IF([$'Identificación y Evaluación'.H84]=&quot;SI&quot;;[$'Identificación y Evaluación'.A84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80" table:formula="of:=[$'Identificación y Evaluación'.$G$87]" office:value-type="float" office:value="4" calcext:value-type="float">
            <text:p>4</text:p>
          </table:table-cell>
          <table:table-cell table:style-name="ce185" office:value-type="percentage" office:value="0.4" calcext:value-type="percentage">
            <text:p>40 %</text:p>
          </table:table-cell>
          <table:table-cell table:style-name="ce190" table:formula="of:=[.D323]*[.E323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visibility="filter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visibility="filter" table:number-rows-repeated="6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2]=&quot;SI&quot;;[$'Identificación y Evaluación'.A112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6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0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7">00/00/0000</text:date>, <text:time style:data-style-name="N2" text:time-value="18:49:17.693608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0-17T20:38:49.976903212</dc:date>
    <meta:print-date>2009-09-16T17:06:17</meta:print-date>
    <meta:editing-duration>PT6H33M7S</meta:editing-duration>
    <meta:editing-cycles>32</meta:editing-cycles>
    <meta:generator>LibreOffice/5.4.1.2$Linux_X86_64 LibreOffice_project/ea7cb86e6eeb2bf3a5af73a8f7777ac570321527</meta:generator>
    <meta:document-statistic meta:table-count="4" meta:cell-count="22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41cm" svg:y="0.215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29cm" svg:width="12.787cm" svg:height="7.514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118518518518519">
                <text:p>0.11851851851851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